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4-11-18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076152" calcext:value-type="float">
            <text:p>405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3-11-2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4.993856" calcext:value-type="float">
            <text:p>404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2-11-22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073104" calcext:value-type="float">
            <text:p>405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1-04-2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158448" calcext:value-type="float">
            <text:p>405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0-12-0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137112" calcext:value-type="float">
            <text:p>405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20-08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067008" calcext:value-type="float">
            <text:p>405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9-11-1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118824" calcext:value-type="float">
            <text:p>405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9-05-14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259032" calcext:value-type="float">
            <text:p>405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8-11-1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286464" calcext:value-type="float">
            <text:p>405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8-05-17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249888" calcext:value-type="float">
            <text:p>405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7-12-1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33828" calcext:value-type="float">
            <text:p>405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7-04-2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371808" calcext:value-type="float">
            <text:p>405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6-10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396192" calcext:value-type="float">
            <text:p>405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6-05-10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426672" calcext:value-type="float">
            <text:p>405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5-11-03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402288" calcext:value-type="float">
            <text:p>405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5-07-29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47544" calcext:value-type="float">
            <text:p>405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5-05-2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496776" calcext:value-type="float">
            <text:p>405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5-03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47544" calcext:value-type="float">
            <text:p>405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4-11-13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0592" calcext:value-type="float">
            <text:p>405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4-08-2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15064" calcext:value-type="float">
            <text:p>405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4-05-27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42496" calcext:value-type="float">
            <text:p>405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4-02-2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5164" calcext:value-type="float">
            <text:p>405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3-11-1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48592" calcext:value-type="float">
            <text:p>405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3-08-21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69928" calcext:value-type="float">
            <text:p>405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3-05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39448" calcext:value-type="float">
            <text:p>405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3-03-0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572976" calcext:value-type="float">
            <text:p>405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2-11-1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676608" calcext:value-type="float">
            <text:p>405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2-09-0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646128" calcext:value-type="float">
            <text:p>405.6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2-06-07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685752" calcext:value-type="float">
            <text:p>405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2-03-05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655272" calcext:value-type="float">
            <text:p>405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1-11-0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740616" calcext:value-type="float">
            <text:p>405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1-08-3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694896" calcext:value-type="float">
            <text:p>405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1-05-2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731472" calcext:value-type="float">
            <text:p>405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1-03-1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774144" calcext:value-type="float">
            <text:p>405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0-11-1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74976" calcext:value-type="float">
            <text:p>405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0-09-0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768048" calcext:value-type="float">
            <text:p>405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0-06-0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844248" calcext:value-type="float">
            <text:p>405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10-03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844248" calcext:value-type="float">
            <text:p>405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9-12-0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896064" calcext:value-type="float">
            <text:p>405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88672" calcext:value-type="float">
            <text:p>406.1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9-09-0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953976" calcext:value-type="float">
            <text:p>405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9-05-2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975312" calcext:value-type="float">
            <text:p>405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9-03-0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996648" calcext:value-type="float">
            <text:p>405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8-11-19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14936" calcext:value-type="float">
            <text:p>406.0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8-09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75896" calcext:value-type="float">
            <text:p>406.0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8-05-1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88088" calcext:value-type="float">
            <text:p>406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8-02-2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48464" calcext:value-type="float">
            <text:p>406.0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7-11-0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97232" calcext:value-type="float">
            <text:p>406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7-09-1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39904" calcext:value-type="float">
            <text:p>406.13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7-05-1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081992" calcext:value-type="float">
            <text:p>406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7-03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46" calcext:value-type="float">
            <text:p>406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6-11-20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73432" calcext:value-type="float">
            <text:p>406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6-09-2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82576" calcext:value-type="float">
            <text:p>406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6-06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146" calcext:value-type="float">
            <text:p>406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6-03-2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86208" calcext:value-type="float">
            <text:p>406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5-11-3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222" calcext:value-type="float">
            <text:p>406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5-09-1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8316" calcext:value-type="float">
            <text:p>406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5-05-1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77064" calcext:value-type="float">
            <text:p>406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5-03-1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80112" calcext:value-type="float">
            <text:p>406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4-11-2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86208" calcext:value-type="float">
            <text:p>406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4-09-2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319736" calcext:value-type="float">
            <text:p>406.31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4-05-1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29464" calcext:value-type="float">
            <text:p>406.42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4-03-18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74016" calcext:value-type="float">
            <text:p>406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3-11-2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277064" calcext:value-type="float">
            <text:p>406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3-09-11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383744" calcext:value-type="float">
            <text:p>406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3-05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377648" calcext:value-type="float">
            <text:p>406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3-03-11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338024" calcext:value-type="float">
            <text:p>406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2-11-0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47752" calcext:value-type="float">
            <text:p>406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2-09-2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2032" calcext:value-type="float">
            <text:p>406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2-06-18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377648" calcext:value-type="float">
            <text:p>406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2-03-18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90424" calcext:value-type="float">
            <text:p>406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1-12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560528" calcext:value-type="float">
            <text:p>406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1-10-0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75184" calcext:value-type="float">
            <text:p>406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1-04-10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59944" calcext:value-type="float">
            <text:p>406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2000-11-0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90424" calcext:value-type="float">
            <text:p>406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8.06624" calcext:value-type="float">
            <text:p>408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198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48128" calcext:value-type="float">
            <text:p>406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72512" calcext:value-type="float">
            <text:p>406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407115215301</text:p>
          </table:table-cell>
          <table:table-cell office:value-type="string" calcext:value-type="string">
            <text:p>198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93848" calcext:value-type="float">
            <text:p>406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1" meta:object-count="0"/>
    <meta:user-defined meta:name="AppVersion">3.0</meta:user-defined>
  </office:meta>
</office:document-meta>
</file>